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9.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cm" fo:min-width="1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42cm" fo:min-width="2.33cm"/>
      <style:paragraph-properties style:writing-mode="lr-tb"/>
    </style:style>
    <style:style style:name="gr4" style:family="graphic" style:parent-style-name="standard">
      <style:graphic-properties draw:fill-color="#00a933" draw:textarea-horizontal-align="justify" draw:textarea-vertical-align="middle" draw:auto-grow-height="false" fo:min-height="1.342cm" fo:min-width="2.33cm"/>
      <style:paragraph-properties style:writing-mode="lr-tb"/>
    </style:style>
    <style:style style:name="gr5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5.5cm" svg:x="2cm" svg:y="2.5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.25cm" svg:x="2.75cm" svg:y="2.5cm">
          <text:p text:style-name="P1">eth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2.25cm" svg:y="5.75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7.25cm" svg:y="5.75cm">
          <text:p text:style-name="P1">hostapd</text:p>
          <text:p text:style-name="P1">wlan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10cm" svg:height="5.5cm" svg:x="8cm" svg:y="11.2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8.25cm" svg:y="14.5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13.25cm" svg:y="14.5cm">
          <text:p text:style-name="P1">hostapd</text:p>
          <text:p text:style-name="P1">wlan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10cm" svg:height="5.5cm" svg:x="6.5cm" svg:y="18.7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2.25cm" svg:x="6.75cm" svg:y="22cm">
          <text:p text:style-name="P1">b.a.t.m.a.n</text:p>
          <text:p text:style-name="P1">wlan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4" draw:layer="layout" svg:width="4cm" svg:height="2.25cm" svg:x="11.75cm" svg:y="22cm">
          <text:p text:style-name="P1">hostapd</text:p>
          <text:p text:style-name="P1">wlan0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5" draw:text-style-name="P5" draw:layer="layout" svg:x1="5.5cm" svg:y1="7.5cm" svg:x2="10cm" svg:y2="14.75cm">
          <text:p/>
        </draw:line>
        <draw:line draw:style-name="gr5" draw:text-style-name="P5" draw:layer="layout" svg:x1="10.25cm" svg:y1="16.25cm" svg:x2="8.5cm" svg:y2="22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1T09:31:11.249080957</meta:creation-date>
    <dc:date>2021-07-11T09:41:51.610324081</dc:date>
    <meta:editing-duration>PT10M40S</meta:editing-duration>
    <meta:editing-cycles>2</meta:editing-cycles>
    <meta:generator>LibreOffice/7.0.5.2$Linux_X86_64 LibreOffice_project/00$Build-2</meta:generator>
    <meta:document-statistic meta:object-count="12"/>
  </office:meta>
</office:document-meta>
</file>